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306" officeooo:paragraph-rsid="000a43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udiante@estudiante-desktop:~$ git config --list</text:p>
      <text:p text:style-name="P1">user.email=castro_2003_007@hotmail.com</text:p>
      <text:p text:style-name="P1">user.name=Christian Castro</text:p>
      <text:p text:style-name="P1">user.mail=castro_2003_007@hotmail.com</text:p>
      <text:p text:style-name="P1">core.repositoryformatversion=0</text:p>
      <text:p text:style-name="P1">core.filemode=true</text:p>
      <text:p text:style-name="P1">core.bare=false</text:p>
      <text:p text:style-name="P1">core.logallrefupdates=true</text:p>
      <text:p text:style-name="P1">estudiante@estudiante-desktop:~$ ls</text:p>
      <text:p text:style-name="P1">c4.sh <text:s text:c="19"/>grupoAccesoPhp <text:s/>pruebac4</text:p>
      <text:p text:style-name="P1">Castro-Castro-Christian <text:s/>Imágenes <text:s text:c="7"/>Público</text:p>
      <text:p text:style-name="P1">Descargas <text:s text:c="15"/>Música <text:s text:c="9"/>resultado.txt</text:p>
      <text:p text:style-name="P1">Documentos <text:s text:c="14"/>pagina <text:s text:c="9"/>scriptcastro.sh</text:p>
      <text:p text:style-name="P1">Escritorio <text:s text:c="14"/>Plantillas <text:s text:c="5"/>Taller-Linux-Castro.tar.gz</text:p>
      <text:p text:style-name="P1">examples.desktop <text:s text:c="8"/>prueba2 <text:s text:c="8"/>Vídeos</text:p>
      <text:p text:style-name="P1">estudiante@estudiante-desktop:~$ cd pruebac4</text:p>
      <text:p text:style-name="P1">estudiante@estudiante-desktop:~/pruebac4$ ls</text:p>
      <text:p text:style-name="P1">Prueba</text:p>
      <text:p text:style-name="P1">estudiante@estudiante-desktop:~/pruebac4$ cd prueba</text:p>
      <text:p text:style-name="P1">bash: cd: prueba: No existe el archivo o el directorio</text:p>
      <text:p text:style-name="P1">estudiante@estudiante-desktop:~/pruebac4$ cd Prueba</text:p>
      <text:p text:style-name="P1">estudiante@estudiante-desktop:~/pruebac4/Prueba$ ls</text:p>
      <text:p text:style-name="P1">CastroChristian <text:s/>index.html <text:s/>README.md</text:p>
      <text:p text:style-name="P1">estudiante@estudiante-desktop:~/pruebac4/Prueba$ git rm CastroChristian</text:p>
      <text:p text:style-name="P1">rm 'CastroChristian'</text:p>
      <text:p text:style-name="P1">estudiante@estudiante-desktop:~/pruebac4/Prueba$ git status</text:p>
      <text:p text:style-name="P1">En la rama master</text:p>
      <text:p text:style-name="P1">Su rama está actualizada con «origin/master».</text:p>
      <text:p text:style-name="P1">Cambios para hacer commit:</text:p>
      <text:p text:style-name="P1"><text:s text:c="2"/>(use «git reset HEAD &lt;archivo&gt;...» para sacar del stage)</text:p>
      <text:p text:style-name="P1"/>
      <text:p text:style-name="P1"><text:tab/>borrado: <text:s text:c="6"/>CastroChristian</text:p>
      <text:p text:style-name="P1"/>
      <text:p text:style-name="P1">estudiante@estudiante-desktop:~/pruebac4/Prueba$ git commit -m</text:p>
      <text:p text:style-name="P1">error: switch `m' requires a value</text:p>
      <text:p text:style-name="P1">uso: git commit [&lt;options&gt;] [--] &lt;pathspec&gt;...</text:p>
      <text:p text:style-name="P1"/>
      <text:p text:style-name="P1"><text:s text:c="4"/>-q, --quiet <text:s text:c="10"/>suppress summary after successful commit</text:p>
      <text:p text:style-name="P1"><text:s text:c="4"/>-v, --verbose <text:s text:c="8"/>show diff in commit message template</text:p>
      <text:p text:style-name="P1"/>
      <text:p text:style-name="P1">Commit message options</text:p>
      <text:p text:style-name="P1"><text:s text:c="4"/>-F, --file &lt;archivo&gt; <text:s/>read message from file</text:p>
      <text:p text:style-name="P1"><text:s text:c="4"/>--author &lt;author&gt; <text:s text:c="4"/>override author for commit</text:p>
      <text:p text:style-name="P1"><text:s text:c="4"/>--date &lt;date&gt; <text:s text:c="8"/>override date for commit</text:p>
      <text:p text:style-name="P1"><text:s text:c="4"/>-m, --message &lt;message&gt;</text:p>
      <text:p text:style-name="P1"><text:s text:c="26"/>commit message</text:p>
      <text:p text:style-name="P1"><text:s text:c="4"/>-c, --reedit-message &lt;commit&gt;</text:p>
      <text:p text:style-name="P1"><text:s text:c="26"/>reuse and edit message from specified commit</text:p>
      <text:p text:style-name="P1"><text:s text:c="4"/>-C, --reuse-message &lt;commit&gt;</text:p>
      <text:p text:style-name="P1"><text:s text:c="26"/>reuse message from specified commit</text:p>
      <text:p text:style-name="P1"><text:s text:c="4"/>--fixup &lt;commit&gt; <text:s text:c="5"/>use autosquash formatted message to fixup specified commit</text:p>
      <text:p text:style-name="P1"><text:s text:c="4"/>--squash &lt;commit&gt; <text:s text:c="4"/>use autosquash formatted message to squash specified commit</text:p>
      <text:p text:style-name="P1"><text:soft-page-break/><text:s text:c="4"/>--reset-author <text:s text:c="7"/>the commit is authored by me now (used with -C/-c/--amend)</text:p>
      <text:p text:style-name="P1"><text:s text:c="4"/>-s, --signoff <text:s text:c="8"/>add Signed-off-by:</text:p>
      <text:p text:style-name="P1"><text:s text:c="4"/>-t, --template &lt;archivo&gt;</text:p>
      <text:p text:style-name="P1"><text:s text:c="26"/>use specified template file</text:p>
      <text:p text:style-name="P1"><text:s text:c="4"/>-e, --edit <text:s text:c="11"/>force edit of commit</text:p>
      <text:p text:style-name="P1"><text:s text:c="4"/>--cleanup &lt;default&gt; <text:s text:c="2"/>how to strip spaces and #comments from message</text:p>
      <text:p text:style-name="P1"><text:s text:c="4"/>--status <text:s text:c="13"/>include status in commit message template</text:p>
      <text:p text:style-name="P1"><text:s text:c="4"/>-S, --gpg-sign[=&lt;key-id&gt;]</text:p>
      <text:p text:style-name="P1"><text:s text:c="26"/>GPG sign commit</text:p>
      <text:p text:style-name="P1"/>
      <text:p text:style-name="P1">Commit contents options</text:p>
      <text:p text:style-name="P1"><text:s text:c="4"/>-a, --all <text:s text:c="12"/>commit all changed files</text:p>
      <text:p text:style-name="P1"><text:s text:c="4"/>-i, --include <text:s text:c="8"/>add specified files to index for commit</text:p>
      <text:p text:style-name="P1"><text:s text:c="4"/>--interactive <text:s text:c="8"/>interactively add files</text:p>
      <text:p text:style-name="P1"><text:s text:c="4"/>-p, --patch <text:s text:c="10"/>interactively add changes</text:p>
      <text:p text:style-name="P1"><text:s text:c="4"/>-o, --only <text:s text:c="11"/>commit only specified files</text:p>
      <text:p text:style-name="P1"><text:s text:c="4"/>-n, --no-verify <text:s text:c="6"/>bypass pre-commit hook</text:p>
      <text:p text:style-name="P1"><text:s text:c="4"/>--dry-run <text:s text:c="12"/>show what would be committed</text:p>
      <text:p text:style-name="P1"><text:s text:c="4"/>--short <text:s text:c="14"/>show status concisely</text:p>
      <text:p text:style-name="P1"><text:s text:c="4"/>--branch <text:s text:c="13"/>show branch information</text:p>
      <text:p text:style-name="P1"><text:s text:c="4"/>--porcelain <text:s text:c="10"/>machine-readable output</text:p>
      <text:p text:style-name="P1"><text:s text:c="4"/>--long <text:s text:c="15"/>show status in long format (default)</text:p>
      <text:p text:style-name="P1"><text:s text:c="4"/>-z, --null <text:s text:c="11"/>terminate entries with NUL</text:p>
      <text:p text:style-name="P1"><text:s text:c="4"/>--amend <text:s text:c="14"/>amend previous commit</text:p>
      <text:p text:style-name="P1"><text:s text:c="4"/>--no-post-rewrite <text:s text:c="4"/>bypass post-rewrite hook</text:p>
      <text:p text:style-name="P1"><text:s text:c="4"/>-u, --untracked-files[=&lt;mode&gt;]</text:p>
      <text:p text:style-name="P1"><text:s text:c="26"/>show untracked files, optional modes: all, normal, no. (Default: all)</text:p>
      <text:p text:style-name="P1"/>
      <text:p text:style-name="P1">estudiante@estudiante-desktop:~/pruebac4/Prueba$ git push</text:p>
      <text:p text:style-name="P1">warning: push.default is unset; its implicit value has changed in</text:p>
      <text:p text:style-name="P1">Git 2.0 from 'matching' to 'simple'. To squelch this message</text:p>
      <text:p text:style-name="P1">and maintain the traditional behavior, use:</text:p>
      <text:p text:style-name="P1"/>
      <text:p text:style-name="P1"><text:s text:c="2"/>git config --global push.default matching</text:p>
      <text:p text:style-name="P1"/>
      <text:p text:style-name="P1">To squelch this message and adopt the new behavior now, use:</text:p>
      <text:p text:style-name="P1"/>
      <text:p text:style-name="P1"><text:s text:c="2"/>git config --global push.default simple</text:p>
      <text:p text:style-name="P1"/>
      <text:p text:style-name="P1">When push.default is set to 'matching', git will push local branches</text:p>
      <text:p text:style-name="P1">to the remote branches that already exist with the same name.</text:p>
      <text:p text:style-name="P1"/>
      <text:p text:style-name="P1">Since Git 2.0, Git defaults to the more conservative 'simple'</text:p>
      <text:p text:style-name="P1">behavior, which only pushes the current branch to the corresponding</text:p>
      <text:p text:style-name="P1">remote branch that 'git pull' uses to update the current branch.</text:p>
      <text:p text:style-name="P1"/>
      <text:p text:style-name="P1">See 'git help config' and search for 'push.default' for further information.</text:p>
      <text:p text:style-name="P1">(the 'simple' mode was introduced in Git 1.7.11. Use the similar mode</text:p>
      <text:p text:style-name="P1">'current' instead of 'simple' if you sometimes use older versions of Git)</text:p>
      <text:p text:style-name="P1"/>
      <text:p text:style-name="P1">Username for 'https://github.com': liccastro23</text:p>
      <text:p text:style-name="P1">Password for 'https://liccastro23@github.com': </text:p>
      <text:p text:style-name="P1"><text:soft-page-break/>[1]+ <text:s/>Detenido <text:s text:c="15"/>git push</text:p>
      <text:p text:style-name="P1">estudiante@estudiante-desktop:~/pruebac4/Prueba$ git push</text:p>
      <text:p text:style-name="P1">warning: push.default is unset; its implicit value has changed in</text:p>
      <text:p text:style-name="P1">Git 2.0 from 'matching' to 'simple'. To squelch this message</text:p>
      <text:p text:style-name="P1">and maintain the traditional behavior, use:</text:p>
      <text:p text:style-name="P1"/>
      <text:p text:style-name="P1"><text:s text:c="2"/>git config --global push.default matching</text:p>
      <text:p text:style-name="P1"/>
      <text:p text:style-name="P1">To squelch this message and adopt the new behavior now, use:</text:p>
      <text:p text:style-name="P1"/>
      <text:p text:style-name="P1"><text:s text:c="2"/>git config --global push.default simple</text:p>
      <text:p text:style-name="P1"/>
      <text:p text:style-name="P1">When push.default is set to 'matching', git will push local branches</text:p>
      <text:p text:style-name="P1">to the remote branches that already exist with the same name.</text:p>
      <text:p text:style-name="P1"/>
      <text:p text:style-name="P1">Since Git 2.0, Git defaults to the more conservative 'simple'</text:p>
      <text:p text:style-name="P1">behavior, which only pushes the current branch to the corresponding</text:p>
      <text:p text:style-name="P1">remote branch that 'git pull' uses to update the current branch.</text:p>
      <text:p text:style-name="P1"/>
      <text:p text:style-name="P1">See 'git help config' and search for 'push.default' for further information.</text:p>
      <text:p text:style-name="P1">(the 'simple' mode was introduced in Git 1.7.11. Use the similar mode</text:p>
      <text:p text:style-name="P1">'current' instead of 'simple' if you sometimes use older versions of Git)</text:p>
      <text:p text:style-name="P1"/>
      <text:p text:style-name="P1">Username for 'https://github.com': cccastro09 </text:p>
      <text:p text:style-name="P1">Password for 'https://cccastro09@github.com': </text:p>
      <text:p text:style-name="P1">Everything up-to-date</text:p>
      <text:p text:style-name="P1">estudiante@estudiante-desktop:~/pruebac4/Prueba$ git commit -m "Borrado"</text:p>
      <text:p text:style-name="P1">[master b0ecae8] Borrado</text:p>
      <text:p text:style-name="P1"><text:s/>1 file changed, 0 insertions(+), 0 deletions(-)</text:p>
      <text:p text:style-name="P1"><text:s/>delete mode 100644 CastroChristian</text:p>
      <text:p text:style-name="P1">estudiante@estudiante-desktop:~/pruebac4/Prueba$ git push</text:p>
      <text:p text:style-name="P1">warning: push.default is unset; its implicit value has changed in</text:p>
      <text:p text:style-name="P1">Git 2.0 from 'matching' to 'simple'. To squelch this message</text:p>
      <text:p text:style-name="P1">and maintain the traditional behavior, use:</text:p>
      <text:p text:style-name="P1"/>
      <text:p text:style-name="P1"><text:s text:c="2"/>git config --global push.default matching</text:p>
      <text:p text:style-name="P1"/>
      <text:p text:style-name="P1">To squelch this message and adopt the new behavior now, use:</text:p>
      <text:p text:style-name="P1"/>
      <text:p text:style-name="P1"><text:s text:c="2"/>git config --global push.default simple</text:p>
      <text:p text:style-name="P1"/>
      <text:p text:style-name="P1">When push.default is set to 'matching', git will push local branches</text:p>
      <text:p text:style-name="P1">to the remote branches that already exist with the same name.</text:p>
      <text:p text:style-name="P1"/>
      <text:p text:style-name="P1">Since Git 2.0, Git defaults to the more conservative 'simple'</text:p>
      <text:p text:style-name="P1">behavior, which only pushes the current branch to the corresponding</text:p>
      <text:p text:style-name="P1">remote branch that 'git pull' uses to update the current branch.</text:p>
      <text:p text:style-name="P1"/>
      <text:p text:style-name="P1">See 'git help config' and search for 'push.default' for further information.</text:p>
      <text:p text:style-name="P1">(the 'simple' mode was introduced in Git 1.7.11. Use the similar mode</text:p>
      <text:p text:style-name="P1">'current' instead of 'simple' if you sometimes use older versions of Git)</text:p>
      <text:p text:style-name="P1"/>
      <text:p text:style-name="P1"><text:soft-page-break/>Username for 'https://github.com': cccastro09</text:p>
      <text:p text:style-name="P1">Password for 'https://cccastro09@github.com': </text:p>
      <text:p text:style-name="P1">Counting objects: 2, done.</text:p>
      <text:p text:style-name="P1">Delta compression using up to 8 threads.</text:p>
      <text:p text:style-name="P1">Compressing objects: 100% (2/2), done.</text:p>
      <text:p text:style-name="P1">Writing objects: 100% (2/2), 273 bytes | 0 bytes/s, done.</text:p>
      <text:p text:style-name="P1">Total 2 (delta 0), reused 0 (delta 0)</text:p>
      <text:p text:style-name="P1">To https://github.com/cccastro09/Prueba.git</text:p>
      <text:p text:style-name="P1"><text:s text:c="3"/>01d6054..b0ecae8 <text:s/>master -&gt; master</text:p>
      <text:p text:style-name="P1">estudiante@estudiante-desktop:~/pruebac4/Prueba$ ls</text:p>
      <text:p text:style-name="P1">index.html <text:s/>README.md</text:p>
      <text:p text:style-name="P1">estudiante@estudiante-desktop:~/pruebac4/Prueba$ git mv index.html index.php</text:p>
      <text:p text:style-name="P1">estudiante@estudiante-desktop:~/pruebac4/Prueba$ ls</text:p>
      <text:p text:style-name="P1">index.php <text:s/>README.md</text:p>
      <text:p text:style-name="P1">estudiante@estudiante-desktop:~/pruebac4/Prueba$ git status</text:p>
      <text:p text:style-name="P1">En la rama master</text:p>
      <text:p text:style-name="P1">Su rama está actualizada con «origin/master».</text:p>
      <text:p text:style-name="P1">Cambios para hacer commit:</text:p>
      <text:p text:style-name="P1"><text:s text:c="2"/>(use «git reset HEAD &lt;archivo&gt;...» para sacar del stage)</text:p>
      <text:p text:style-name="P1"/>
      <text:p text:style-name="P1"><text:tab/>renombrado: <text:s text:c="3"/>index.html -&gt; index.php</text:p>
      <text:p text:style-name="P1"/>
      <text:p text:style-name="P1">estudiante@estudiante-desktop:~/pruebac4/Prueba$ git commit -m "cambio .html a .php"</text:p>
      <text:p text:style-name="P1">[master 9a12cf1] cambio .html a .php</text:p>
      <text:p text:style-name="P1"><text:s/>1 file changed, 0 insertions(+), 0 deletions(-)</text:p>
      <text:p text:style-name="P1"><text:s/>rename index.html =&gt; index.php (100%)</text:p>
      <text:p text:style-name="P1">estudiante@estudiante-desktop:~/pruebac4/Prueba$ git push</text:p>
      <text:p text:style-name="P1">warning: push.default is unset; its implicit value has changed in</text:p>
      <text:p text:style-name="P1">Git 2.0 from 'matching' to 'simple'. To squelch this message</text:p>
      <text:p text:style-name="P1">and maintain the traditional behavior, use:</text:p>
      <text:p text:style-name="P1"/>
      <text:p text:style-name="P1"><text:s text:c="2"/>git config --global push.default matching</text:p>
      <text:p text:style-name="P1"/>
      <text:p text:style-name="P1">To squelch this message and adopt the new behavior now, use:</text:p>
      <text:p text:style-name="P1"/>
      <text:p text:style-name="P1"><text:s text:c="2"/>git config --global push.default simple</text:p>
      <text:p text:style-name="P1"/>
      <text:p text:style-name="P1">When push.default is set to 'matching', git will push local branches</text:p>
      <text:p text:style-name="P1">to the remote branches that already exist with the same name.</text:p>
      <text:p text:style-name="P1"/>
      <text:p text:style-name="P1">Since Git 2.0, Git defaults to the more conservative 'simple'</text:p>
      <text:p text:style-name="P1">behavior, which only pushes the current branch to the corresponding</text:p>
      <text:p text:style-name="P1">remote branch that 'git pull' uses to update the current branch.</text:p>
      <text:p text:style-name="P1"/>
      <text:p text:style-name="P1">See 'git help config' and search for 'push.default' for further information.</text:p>
      <text:p text:style-name="P1">(the 'simple' mode was introduced in Git 1.7.11. Use the similar mode</text:p>
      <text:p text:style-name="P1">'current' instead of 'simple' if you sometimes use older versions of Git)</text:p>
      <text:p text:style-name="P1"/>
      <text:p text:style-name="P1">Username for 'https://github.com': cccastro09</text:p>
      <text:p text:style-name="P1">Password for 'https://cccastro09@github.com': </text:p>
      <text:p text:style-name="P1">Counting objects: 2, done.</text:p>
      <text:p text:style-name="P1">Delta compression using up to 8 threads.</text:p>
      <text:p text:style-name="P1"><text:soft-page-break/>Compressing objects: 100% (2/2), done.</text:p>
      <text:p text:style-name="P1">Writing objects: 100% (2/2), 280 bytes | 0 bytes/s, done.</text:p>
      <text:p text:style-name="P1">Total 2 (delta 0), reused 0 (delta 0)</text:p>
      <text:p text:style-name="P1">To https://github.com/cccastro09/Prueba.git</text:p>
      <text:p text:style-name="P1"><text:s text:c="3"/>b0ecae8..9a12cf1 <text:s/>master -&gt; master</text:p>
      <text:p text:style-name="P1">estudiante@estudiante-desktop:~/pruebac4/Prueba$ git remote rename origin github </text:p>
      <text:p text:style-name="P1">estudiante@estudiante-desktop:~/pruebac4/Prueba$ git remote -v</text:p>
      <text:p text:style-name="P1">github<text:tab/>https://github.com/cccastro09/Prueba.git (fetch)</text:p>
      <text:p text:style-name="P1">github<text:tab/>https://github.com/cccastro09/Prueba.git (push)</text:p>
      <text:p text:style-name="P1">estudiante@estudiante-desktop:~/pruebac4/Prueba$ git remote rename origin github2 </text:p>
      <text:p text:style-name="P1">error: Could not rename config section 'remote.origin' to 'remote.github2'</text:p>
      <text:p text:style-name="P1">estudiante@estudiante-desktop:~/pruebac4/Prueba$ git remote -v</text:p>
      <text:p text:style-name="P1">github<text:tab/>https://github.com/cccastro09/Prueba.git (fetch)</text:p>
      <text:p text:style-name="P1">github<text:tab/>https://github.com/cccastro09/Prueba.git (push)</text:p>
      <text:p text:style-name="P1">estudiante@estudiante-desktop:~/pruebac4/Prueba$ cd</text:p>
      <text:p text:style-name="P1">estudiante@estudiante-desktop:~$ ls</text:p>
      <text:p text:style-name="P1">c4.sh <text:s text:c="19"/>Escritorio <text:s text:c="7"/>Música <text:s text:c="5"/>pruebac4 <text:s text:c="8"/>Taller-Linux-Castro.tar.gz</text:p>
      <text:p text:style-name="P1">Castro-Castro-Christian <text:s/>examples.desktop <text:s/>pagina <text:s text:c="5"/>Público <text:s text:c="9"/>Vídeos</text:p>
      <text:p text:style-name="P1">Descargas <text:s text:c="15"/>grupoAccesoPhp <text:s text:c="3"/>Plantillas <text:s/>resultado.txt</text:p>
      <text:p text:style-name="P1">Documentos <text:s text:c="14"/>Imágenes <text:s text:c="9"/>prueba2 <text:s text:c="4"/>scriptcastro.sh</text:p>
      <text:p text:style-name="P1">estudiante@estudiante-desktop:~$ git clone <text:s text:c="4"/>https://git.heroku.com/accessc4.git</text:p>
      <text:p text:style-name="P1">Clonar en «accessc4»...</text:p>
      <text:p text:style-name="P1">warning: Parece que ha clonado un repositorio vacío.</text:p>
      <text:p text:style-name="P1">Checking connectivity... hecho.</text:p>
      <text:p text:style-name="P1">estudiante@estudiante-desktop:~$ ls</text:p>
      <text:p text:style-name="P1">accessc4 <text:s text:c="16"/>Documentos <text:s text:c="7"/>Imágenes <text:s text:c="3"/>prueba2 <text:s text:c="7"/>scriptcastro.sh</text:p>
      <text:p text:style-name="P1">c4.sh <text:s text:c="19"/>Escritorio <text:s text:c="7"/>Música <text:s text:c="5"/>pruebac4 <text:s text:c="6"/>Taller-Linux-Castro.tar.gz</text:p>
      <text:p text:style-name="P1">Castro-Castro-Christian <text:s/>examples.desktop <text:s/>pagina <text:s text:c="5"/>Público <text:s text:c="7"/>Vídeos</text:p>
      <text:p text:style-name="P1">Descargas <text:s text:c="15"/>grupoAccesoPhp <text:s text:c="3"/>Plantillas <text:s/>resultado.txt</text:p>
      <text:p text:style-name="P1">estudiante@estudiante-desktop:~$ cd accessc4</text:p>
      <text:p text:style-name="P1">estudiante@estudiante-desktop:~/accessc4$ ls</text:p>
      <text:p text:style-name="P1">estudiante@estudiante-desktop:~/accessc4$ git pull</text:p>
      <text:p text:style-name="P1">Your configuration specifies to merge with the ref 'refs/heads/master'</text:p>
      <text:p text:style-name="P1">from the remote, but no such ref was fetched.</text:p>
      <text:p text:style-name="P1">estudiante@estudiante-desktop:~/accessc4$ cd</text:p>
      <text:p text:style-name="P1">estudiante@estudiante-desktop:~$ cd prueba</text:p>
      <text:p text:style-name="P1">bash: cd: prueba: No existe el archivo o el directorio</text:p>
      <text:p text:style-name="P1">estudiante@estudiante-desktop:~$ cd pruebac4</text:p>
      <text:p text:style-name="P1">estudiante@estudiante-desktop:~/pruebac4$ ls</text:p>
      <text:p text:style-name="P1">Prueba</text:p>
      <text:p text:style-name="P1">estudiante@estudiante-desktop:~/pruebac4$ cd prueba</text:p>
      <text:p text:style-name="P1">bash: cd: prueba: No existe el archivo o el directorio</text:p>
      <text:p text:style-name="P1">estudiante@estudiante-desktop:~/pruebac4$ cd Prueba</text:p>
      <text:p text:style-name="P1">estudiante@estudiante-desktop:~/pruebac4/Prueba$ git pull</text:p>
      <text:p text:style-name="P1">Already up-to-date.</text:p>
      <text:p text:style-name="P1">estudiante@estudiante-desktop:~/pruebac4/Prueba$ ls</text:p>
      <text:p text:style-name="P1">index.php <text:s/>README.md</text:p>
      <text:p text:style-name="P1">estudiante@estudiante-desktop:~/pruebac4/Prueba$ git tag -a v1.0 -m "version 1"</text:p>
      <text:p text:style-name="P1">estudiante@estudiante-desktop:~/pruebac4/Prueba$ git tag</text:p>
      <text:p text:style-name="P1">v1.0</text:p>
      <text:p text:style-name="P1">estudiante@estudiante-desktop:~/pruebac4/Prueba$ git remote -y</text:p>
      <text:p text:style-name="P1">error: unknown switch `y'</text:p>
      <text:p text:style-name="P1"><text:soft-page-break/>uso: git remote [-v | --verbose]</text:p>
      <text:p text:style-name="P1"><text:s text:c="3"/>o: git remote add [-t &lt;branch&gt;] [-m &lt;master&gt;] [-f] [--tags | --no-tags] [--mirror=&lt;fetch|push&gt;] &lt;name&gt; &lt;url&gt;</text:p>
      <text:p text:style-name="P1"><text:s text:c="3"/>o: git remote rename &lt;old&gt; &lt;new&gt;</text:p>
      <text:p text:style-name="P1"><text:s text:c="3"/>o: git remote remove &lt;name&gt;</text:p>
      <text:p text:style-name="P1"><text:s text:c="3"/>o: git remote set-head &lt;name&gt; (-a | --auto | -d | --delete | &lt;branch&gt;)</text:p>
      <text:p text:style-name="P1"><text:s text:c="3"/>o: git remote [-v | --verbose] show [-n] &lt;name&gt;</text:p>
      <text:p text:style-name="P1"><text:s text:c="3"/>o: git remote prune [-n | --dry-run] &lt;name&gt;</text:p>
      <text:p text:style-name="P1"><text:s text:c="3"/>o: git remote [-v | --verbose] update [-p | --prune] [(&lt;group&gt; | &lt;remote&gt;)...]</text:p>
      <text:p text:style-name="P1"><text:s text:c="3"/>o: git remote set-branches [--add] &lt;name&gt; &lt;branch&gt;...</text:p>
      <text:p text:style-name="P1"><text:s text:c="3"/>o: git remote get-url [--push] [--all] &lt;name&gt;</text:p>
      <text:p text:style-name="P1"><text:s text:c="3"/>o: git remote set-url [--push] &lt;name&gt; &lt;newurl&gt; [&lt;oldurl&gt;]</text:p>
      <text:p text:style-name="P1"><text:s text:c="3"/>o: git remote set-url --add &lt;name&gt; &lt;newurl&gt;</text:p>
      <text:p text:style-name="P1"><text:s text:c="3"/>o: git remote set-url --delete &lt;name&gt; &lt;url&gt;</text:p>
      <text:p text:style-name="P1"/>
      <text:p text:style-name="P1"><text:s text:c="4"/>-v, --verbose <text:s text:c="8"/>be verbose; must be placed before a subcommand</text:p>
      <text:p text:style-name="P1"/>
      <text:p text:style-name="P1">estudiante@estudiante-desktop:~/pruebac4/Prueba$ git push</text:p>
      <text:p text:style-name="P1">warning: push.default is unset; its implicit value has changed in</text:p>
      <text:p text:style-name="P1">Git 2.0 from 'matching' to 'simple'. To squelch this message</text:p>
      <text:p text:style-name="P1">and maintain the traditional behavior, use:</text:p>
      <text:p text:style-name="P1"/>
      <text:p text:style-name="P1"><text:s text:c="2"/>git config --global push.default matching</text:p>
      <text:p text:style-name="P1"/>
      <text:p text:style-name="P1">To squelch this message and adopt the new behavior now, use:</text:p>
      <text:p text:style-name="P1"/>
      <text:p text:style-name="P1"><text:s text:c="2"/>git config --global push.default simple</text:p>
      <text:p text:style-name="P1"/>
      <text:p text:style-name="P1">When push.default is set to 'matching', git will push local branches</text:p>
      <text:p text:style-name="P1">to the remote branches that already exist with the same name.</text:p>
      <text:p text:style-name="P1"/>
      <text:p text:style-name="P1">Since Git 2.0, Git defaults to the more conservative 'simple'</text:p>
      <text:p text:style-name="P1">behavior, which only pushes the current branch to the corresponding</text:p>
      <text:p text:style-name="P1">remote branch that 'git pull' uses to update the current branch.</text:p>
      <text:p text:style-name="P1"/>
      <text:p text:style-name="P1">See 'git help config' and search for 'push.default' for further information.</text:p>
      <text:p text:style-name="P1">(the 'simple' mode was introduced in Git 1.7.11. Use the similar mode</text:p>
      <text:p text:style-name="P1">'current' instead of 'simple' if you sometimes use older versions of Git)</text:p>
      <text:p text:style-name="P1"/>
      <text:p text:style-name="P1">Username for 'https://github.com': cccastro09</text:p>
      <text:p text:style-name="P1">Password for 'https://cccastro09@github.com': </text:p>
      <text:p text:style-name="P1">Everything up-to-date</text:p>
      <text:p text:style-name="P1">estudiante@estudiante-desktop:~/pruebac4/Prueba$ git branch <text:s/>pruebas</text:p>
      <text:p text:style-name="P1">estudiante@estudiante-desktop:~/pruebac4/Prueba$ git branch produccion</text:p>
      <text:p text:style-name="P1">estudiante@estudiante-desktop:~/pruebac4/Prueba$ git status</text:p>
      <text:p text:style-name="P1">En la rama master</text:p>
      <text:p text:style-name="P1">Su rama está actualizada con «github/master».</text:p>
      <text:p text:style-name="P1">nothing to commit, working directory clean</text:p>
      <text:p text:style-name="P1">estudiante@estudiante-desktop:~/pruebac4/Prueba$ git branch pruebas</text:p>
      <text:p text:style-name="P1">fatal: Ya existe una rama con el nombre «pruebas».</text:p>
      <text:p text:style-name="P1">estudiante@estudiante-desktop:~/pruebac4/Prueba$ git checkout prueba</text:p>
      <text:p text:style-name="P1">error: pathspec 'prueba' did not match any file(s) known to git.</text:p>
      <text:p text:style-name="P1"><text:soft-page-break/>estudiante@estudiante-desktop:~/pruebac4/Prueba$ git checkout Prueba</text:p>
      <text:p text:style-name="P1">error: pathspec 'Prueba' did not match any file(s) known to git.</text:p>
      <text:p text:style-name="P1">estudiante@estudiante-desktop:~/pruebac4/Prueba$ git checkout pruebas</text:p>
      <text:p text:style-name="P1">Switched to branch 'pruebas'</text:p>
      <text:p text:style-name="P1">estudiante@estudiante-desktop:~/pruebac4/Prueba$ git status</text:p>
      <text:p text:style-name="P1">En la rama pruebas</text:p>
      <text:p text:style-name="P1">nothing to commit, working directory clean</text:p>
      <text:p text:style-name="P1">estudiante@estudiante-desktop:~/pruebac4/Prueba$ ls</text:p>
      <text:p text:style-name="P1">index.php <text:s/>README.md</text:p>
      <text:p text:style-name="P1">estudiante@estudiante-desktop:~/pruebac4/Prueba$ touch archivo_pruebas</text:p>
      <text:p text:style-name="P1">estudiante@estudiante-desktop:~/pruebac4/Prueba$ git status</text:p>
      <text:p text:style-name="P1">En la rama pruebas</text:p>
      <text:p text:style-name="P1">Archivos sin seguimiento:</text:p>
      <text:p text:style-name="P1"><text:s text:c="2"/>(use «git add &lt;archivo&gt;...» para incluir en lo que se ha de confirmar)</text:p>
      <text:p text:style-name="P1"/>
      <text:p text:style-name="P1"><text:tab/>archivo_pruebas</text:p>
      <text:p text:style-name="P1"/>
      <text:p text:style-name="P1">no se ha agregado nada al commit pero existen archivos sin seguimiento (use «git add» para darle seguimiento)</text:p>
      <text:p text:style-name="P1">estudiante@estudiante-desktop:~/pruebac4/Prueba$ git add archivo_pruebas</text:p>
      <text:p text:style-name="P1">estudiante@estudiante-desktop:~/pruebac4/Prueba$ git commit -m "pruebaramas"</text:p>
      <text:p text:style-name="P1">[pruebas 575abd6] pruebaramas</text:p>
      <text:p text:style-name="P1"><text:s/>1 file changed, 0 insertions(+), 0 deletions(-)</text:p>
      <text:p text:style-name="P1"><text:s/>create mode 100644 archivo_pruebas</text:p>
      <text:p text:style-name="P1">estudiante@estudiante-desktop:~/pruebac4/Prueba$ git push github pruebas</text:p>
      <text:p text:style-name="P1">Username for 'https://github.com': cccastro09</text:p>
      <text:p text:style-name="P1">Password for 'https://cccastro09@github.com': </text:p>
      <text:p text:style-name="P1">Counting objects: 3, done.</text:p>
      <text:p text:style-name="P1">Delta compression using up to 8 threads.</text:p>
      <text:p text:style-name="P1">Compressing objects: 100% (2/2), done.</text:p>
      <text:p text:style-name="P1">Writing objects: 100% (3/3), 323 bytes | 0 bytes/s, done.</text:p>
      <text:p text:style-name="P1">Total 3 (delta 0), reused 0 (delta 0)</text:p>
      <text:p text:style-name="P1">To https://github.com/cccastro09/Prueba.git</text:p>
      <text:p text:style-name="P1"><text:s/>* [new branch] <text:s text:c="5"/>pruebas -&gt; pruebas</text:p>
      <text:p text:style-name="P1">estudiante@estudiante-desktop:~/pruebac4/Prueba$ git checkout master</text:p>
      <text:p text:style-name="P1">Switched to branch 'master'</text:p>
      <text:p text:style-name="P1">Su rama está actualizada con «github/master».</text:p>
      <text:p text:style-name="P1">estudiante@estudiante-desktop:~/pruebac4/Prueba$ ls</text:p>
      <text:p text:style-name="P1">index.php <text:s/>README.md</text:p>
      <text:p text:style-name="P1">estudiante@estudiante-desktop:~/pruebac4/Prueba$ git checkout pruebas</text:p>
      <text:p text:style-name="P1">Switched to branch 'pruebas'</text:p>
      <text:p text:style-name="P1">estudiante@estudiante-desktop:~/pruebac4/Prueba$ ls</text:p>
      <text:p text:style-name="P1">archivo_pruebas <text:s/>index.php <text:s/>README.md</text:p>
      <text:p text:style-name="P1">estudiante@estudiante-desktop:~/pruebac4/Prueba$ git checkout master</text:p>
      <text:p text:style-name="P1">Switched to branch 'master'</text:p>
      <text:p text:style-name="P1">Su rama está actualizada con «github/master».</text:p>
      <text:p text:style-name="P1">estudiante@estudiante-desktop:~/pruebac4/Prueba$ git checkout pruduccion</text:p>
      <text:p text:style-name="P1">error: pathspec 'pruduccion' did not match any file(s) known to git.</text:p>
      <text:p text:style-name="P1">estudiante@estudiante-desktop:~/pruebac4/Prueba$ git checkout produccion</text:p>
      <text:p text:style-name="P1">Switched to branch 'produccion'</text:p>
      <text:p text:style-name="P1">estudiante@estudiante-desktop:~/pruebac4/Prueba$ git push github produccion</text:p>
      <text:p text:style-name="P1">Username for 'https://github.com': cccastro09</text:p>
      <text:p text:style-name="P1"><text:soft-page-break/>Password for 'https://cccastro09@github.com': </text:p>
      <text:p text:style-name="P1">Total 0 (delta 0), reused 0 (delta 0)</text:p>
      <text:p text:style-name="P1">To https://github.com/cccastro09/Prueba.git</text:p>
      <text:p text:style-name="P1"><text:s/>* [new branch] <text:s text:c="5"/>produccion -&gt; produccion</text:p>
      <text:p text:style-name="P1">estudiante@estudiante-desktop:~/pruebac4/Prueba$ git branch --list</text:p>
      <text:p text:style-name="P1"><text:s text:c="2"/>master</text:p>
      <text:p text:style-name="P1">* produccion</text:p>
      <text:p text:style-name="P1"><text:s text:c="2"/>pruebas</text:p>
      <text:p text:style-name="P1">estudiante@estudiante-desktop:~/pruebac4/Prueba$ touch produccion</text:p>
      <text:p text:style-name="P1">estudiante@estudiante-desktop:~/pruebac4/Prueba$ ls</text:p>
      <text:p text:style-name="P1">index.php <text:s/>produccion <text:s/>README.md</text:p>
      <text:p text:style-name="P1">estudiante@estudiante-desktop:~/pruebac4/Prueba$ git commit -m "produccion file"</text:p>
      <text:p text:style-name="P1">En la rama produccion</text:p>
      <text:p text:style-name="P1">Archivos sin seguimiento:</text:p>
      <text:p text:style-name="P1"><text:tab/>produccion</text:p>
      <text:p text:style-name="P1"/>
      <text:p text:style-name="P1">no se ha agregado nada al commit pero existen archivos sin seguimiento</text:p>
      <text:p text:style-name="P1">estudiante@estudiante-desktop:~/pruebac4/Prueba$ git add produccion</text:p>
      <text:p text:style-name="P1">estudiante@estudiante-desktop:~/pruebac4/Prueba$ git commit -m "produccion file"</text:p>
      <text:p text:style-name="P1">[produccion f7eae5d] produccion file</text:p>
      <text:p text:style-name="P1"><text:s/>1 file changed, 0 insertions(+), 0 deletions(-)</text:p>
      <text:p text:style-name="P1"><text:s/>create mode 100644 produccion</text:p>
      <text:p text:style-name="P1">estudiante@estudiante-desktop:~/pruebac4/Prueba$ git push github produccion</text:p>
      <text:p text:style-name="P1">Username for 'https://github.com': cccastro09</text:p>
      <text:p text:style-name="P1">Password for 'https://cccastro09@github.com': </text:p>
      <text:p text:style-name="P1">Counting objects: 3, done.</text:p>
      <text:p text:style-name="P1">Delta compression using up to 8 threads.</text:p>
      <text:p text:style-name="P1">Compressing objects: 100% (2/2), done.</text:p>
      <text:p text:style-name="P1">Writing objects: 100% (3/3), 321 bytes | 0 bytes/s, done.</text:p>
      <text:p text:style-name="P1">Total 3 (delta 0), reused 0 (delta 0)</text:p>
      <text:p text:style-name="P1">To https://github.com/cccastro09/Prueba.git</text:p>
      <text:p text:style-name="P1"><text:s text:c="3"/>9a12cf1..f7eae5d <text:s/>produccion -&gt; produccion</text:p>
      <text:p text:style-name="P1">estudiante@estudiante-desktop:~/pruebac4/Prueba$ ls</text:p>
      <text:p text:style-name="P1">index.php <text:s/>produccion <text:s/>README.md</text:p>
      <text:p text:style-name="P1">estudiante@estudiante-desktop:~/pruebac4/Prueba$ git checkout master</text:p>
      <text:p text:style-name="P1">Switched to branch 'master'</text:p>
      <text:p text:style-name="P1">Su rama está actualizada con «github/master».</text:p>
      <text:p text:style-name="P1">estudiante@estudiante-desktop:~/pruebac4/Prueba$ ls</text:p>
      <text:p text:style-name="P1">index.php <text:s/>README.md</text:p>
      <text:p text:style-name="P1">estudiante@estudiante-desktop:~/pruebac4/Prueba$ git merge pruebas</text:p>
      <text:p text:style-name="P1">Updating 9a12cf1..575abd6</text:p>
      <text:p text:style-name="P1">Fast-forward</text:p>
      <text:p text:style-name="P1"><text:s/>archivo_pruebas | 0</text:p>
      <text:p text:style-name="P1"><text:s/>1 file changed, 0 insertions(+), 0 deletions(-)</text:p>
      <text:p text:style-name="P1"><text:s/>create mode 100644 archivo_pruebas</text:p>
      <text:p text:style-name="P1">estudiante@estudiante-desktop:~/pruebac4/Prueba$ ls</text:p>
      <text:p text:style-name="P1">archivo_pruebas <text:s/>index.php <text:s/>README.md</text:p>
      <text:p text:style-name="P1">estudiante@estudiante-desktop:~/pruebac4/Prueba$ git status</text:p>
      <text:p text:style-name="P1">En la rama master</text:p>
      <text:p text:style-name="P1">Su rama está delante de «github/master» para 1 commit.</text:p>
      <text:p text:style-name="P1"><text:s text:c="2"/>(use "git push" to publish your local commits)</text:p>
      <text:p text:style-name="P1">nothing to commit, working directory clean</text:p>
      <text:p text:style-name="P1"><text:soft-page-break/>estudiante@estudiante-desktop:~/pruebac4/Prueba$ git push github master</text:p>
      <text:p text:style-name="P1">Username for 'https://github.com': cccastro</text:p>
      <text:p text:style-name="P1">Password for 'https://cccastro@github.com': </text:p>
      <text:p text:style-name="P1">[2]+ <text:s/>Detenido <text:s text:c="15"/>git push github master</text:p>
      <text:p text:style-name="P1">estudiante@estudiante-desktop:~/pruebac4/Prueba$ git push github master</text:p>
      <text:p text:style-name="P1">Username for 'https://github.com': cccastro09</text:p>
      <text:p text:style-name="P1">Password for 'https://cccastro09@github.com': </text:p>
      <text:p text:style-name="P1">Total 0 (delta 0), reused 0 (delta 0)</text:p>
      <text:p text:style-name="P1">To https://github.com/cccastro09/Prueba.git</text:p>
      <text:p text:style-name="P1"><text:s text:c="3"/>9a12cf1..575abd6 <text:s/>master -&gt; master</text:p>
      <text:p text:style-name="P1">estudiante@estudiante-desktop:~/pruebac4/Prueba$ git checkout master</text:p>
      <text:p text:style-name="P1">Ya está en «master»</text:p>
      <text:p text:style-name="P1">Su rama está actualizada con «github/master».</text:p>
      <text:p text:style-name="P1">estudiante@estudiante-desktop:~/pruebac4/Prueba$ git merge produccion</text:p>
      <text:p text:style-name="P1">Merge made by the 'recursive' strategy.</text:p>
      <text:p text:style-name="P1"><text:s/>produccion | 0</text:p>
      <text:p text:style-name="P1"><text:s/>1 file changed, 0 insertions(+), 0 deletions(-)</text:p>
      <text:p text:style-name="P1"><text:s/>create mode 100644 produccion</text:p>
      <text:p text:style-name="P1">estudiante@estudiante-desktop:~/pruebac4/Prueba$ git checkout master</text:p>
      <text:p text:style-name="P1">Ya está en «master»</text:p>
      <text:p text:style-name="P1">Su rama está delante de «github/master» para 2 commits.</text:p>
      <text:p text:style-name="P1"><text:s text:c="2"/>(use "git push" to publish your local commits)</text:p>
      <text:p text:style-name="P1">estudiante@estudiante-desktop:~/pruebac4/Prueba$ git merge produccion</text:p>
      <text:p text:style-name="P1">Already up-to-date.</text:p>
      <text:p text:style-name="P1">estudiante@estudiante-desktop:~/pruebac4/Prueba$ ls</text:p>
      <text:p text:style-name="P1">archivo_pruebas <text:s/>index.php <text:s/>produccion <text:s/>README.md</text:p>
      <text:p text:style-name="P1">estudiante@estudiante-desktop:~/pruebac4/Prueba$ git push github master</text:p>
      <text:p text:style-name="P1">Username for 'https://github.com': cccastro09</text:p>
      <text:p text:style-name="P1">Password for 'https://cccastro09@github.com': </text:p>
      <text:p text:style-name="P1">Counting objects: 2, done.</text:p>
      <text:p text:style-name="P1">Delta compression using up to 8 threads.</text:p>
      <text:p text:style-name="P1">Compressing objects: 100% (2/2), done.</text:p>
      <text:p text:style-name="P1">Writing objects: 100% (2/2), 307 bytes | 0 bytes/s, done.</text:p>
      <text:p text:style-name="P1">Total 2 (delta 1), reused 0 (delta 0)</text:p>
      <text:p text:style-name="P1">To https://github.com/cccastro09/Prueba.git</text:p>
      <text:p text:style-name="P1"><text:s text:c="3"/>575abd6..fec1a92 <text:s/>master -&gt; master</text:p>
      <text:p text:style-name="P1">estudiante@estudiante-desktop:~/pruebac4/Prueb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3:17:21.145079342</meta:creation-date>
    <dc:date>2016-06-08T13:29:02.278494520</dc:date>
    <meta:editing-duration>PT1M31S</meta:editing-duration>
    <meta:editing-cycles>1</meta:editing-cycles>
    <meta:document-statistic meta:table-count="0" meta:image-count="0" meta:object-count="0" meta:page-count="9" meta:paragraph-count="403" meta:word-count="2290" meta:character-count="20060" meta:non-whitespace-character-count="17197"/>
    <meta:generator>LibreOffice/5.1.2.2$Linux_X86_64 LibreOffice_project/10m0$Build-2</meta:generator>
  </office:meta>
</office:document-meta>
</file>